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INCHAN FERNANDEZ, CESAR VICENT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INCHAN FERNANDEZ, CESAR VICENT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181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ORTAL FERNANDEZ, MARIA SILVI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0170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0:15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